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c586c0" loext:opacity="100%" style:font-name="Consolas" fo:font-size="10.5pt" fo:font-weight="normal"/>
    </style:style>
    <style:style style:name="T13" style:family="text">
      <style:text-properties fo:color="#9cdcfe" loext:opacity="100%" style:font-name="Consolas" fo:font-size="10.5pt" fo:font-weight="normal"/>
    </style:style>
    <style:style style:name="T14" style:family="text">
      <style:text-properties fo:color="#6a9955" loext:opacity="100%" style:font-name="Consolas" fo:font-size="10.5pt" fo:font-weight="normal"/>
    </style:style>
    <style:style style:name="T15" style:family="text">
      <style:text-properties fo:color="#4ec9b0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/>
    </style:style>
    <style:style style:name="T18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 } <text:span text:style-name="T1">from</text:span> <text:span text:style-name="T3">'react'</text:span>;</text:p>
      <text:p text:style-name="P1"><text:span text:style-name="T1">import</text:span> { <text:span text:style-name="T2">BarChart</text:span>, <text:span text:style-name="T2">Bar</text:span>, <text:span text:style-name="T2">LineChart</text:span>, <text:span text:style-name="T2">Line</text:span>, <text:span text:style-name="T2">XAxis</text:span>, <text:span text:style-name="T2">YAxis</text:span>, <text:span text:style-name="T2">CartesianGrid</text:span>, <text:span text:style-name="T2">Tooltip</text:span>, <text:span text:style-name="T2">Legend</text:span>, <text:span text:style-name="T2">ResponsiveContainer</text:span> } <text:span text:style-name="T1">from</text:span> <text:span text:style-name="T3">'recharts'</text:span>;</text:p>
      <text:p text:style-name="P1"><text:span text:style-name="T1">import</text:span> <text:span text:style-name="T3">'./Informes.css'</text:span>;</text:p>
      <text:p text:style-name="P2"/>
      <text:p text:style-name="P1"><text:span text:style-name="T4">function</text:span> <text:span text:style-name="T5">Informes</text:span>() {</text:p>
      <text:p text:style-name="P3">  <text:span text:style-name="T6">const</text:span><text:span text:style-name="T7"> [</text:span><text:span text:style-name="T8">reporteSeleccionado</text:span><text:span text:style-name="T7">, </text:span><text:span text:style-name="T8">setReporteSeleccionado</text:span><text:span text:style-name="T7">] </text:span><text:span text:style-name="T9">=</text:span><text:span text:style-name="T7"> </text:span><text:span text:style-name="T10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fechaDesde</text:span><text:span text:style-name="T7">, </text:span><text:span text:style-name="T8">setFechaDesde</text:span><text:span text:style-name="T7">] </text:span><text:span text:style-name="T9">=</text:span><text:span text:style-name="T7"> </text:span><text:span text:style-name="T10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fechaHasta</text:span><text:span text:style-name="T7">, </text:span><text:span text:style-name="T8">setFechaHast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datos</text:span><text:span text:style-name="T7">, </text:span><text:span text:style-name="T8">setDatos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2"/>
      <text:p text:style-name="P3">  <text:span text:style-name="T6">const</text:span><text:span text:style-name="T7"> </text:span><text:span text:style-name="T10">obtenerInforme</text:span><text:span text:style-name="T7"> </text:span><text:span text:style-name="T9">=</text:span><text:span text:style-name="T7"> </text:span><text:span text:style-name="T6">async</text:span><text:span text:style-name="T7"> () </text:span><text:span text:style-name="T6">=&gt;</text:span><text:span text:style-name="T7"> {</text:span></text:p>
      <text:p text:style-name="P3">    <text:span text:style-name="T12">if</text:span><text:span text:style-name="T7"> (</text:span><text:span text:style-name="T9">!</text:span><text:span text:style-name="T13">reporteSeleccionado</text:span><text:span text:style-name="T7"> </text:span><text:span text:style-name="T9">||</text:span><text:span text:style-name="T7"> </text:span><text:span text:style-name="T9">!</text:span><text:span text:style-name="T13">fechaDesde</text:span><text:span text:style-name="T7"> </text:span><text:span text:style-name="T9">||</text:span><text:span text:style-name="T7"> </text:span><text:span text:style-name="T9">!</text:span><text:span text:style-name="T13">fechaHasta</text:span><text:span text:style-name="T7">) {</text:span></text:p>
      <text:p text:style-name="P3">      <text:span text:style-name="T10">alert</text:span><text:span text:style-name="T7">(</text:span><text:span text:style-name="T11">"Por favor completá todos los campos."</text:span><text:span text:style-name="T7">);</text:span></text:p>
      <text:p text:style-name="P3">      <text:span text:style-name="T12">return</text:span><text:span text:style-name="T7">;</text:span></text:p>
      <text:p text:style-name="P3">    <text:span text:style-name="T7">}</text:span></text:p>
      <text:p text:style-name="P2"/>
      <text:p text:style-name="P3">    <text:span text:style-name="T6">let</text:span><text:span text:style-name="T7"> </text:span><text:span text:style-name="T13">endpoint</text:span><text:span text:style-name="T7"> </text:span><text:span text:style-name="T9">=</text:span><text:span text:style-name="T7"> </text:span><text:span text:style-name="T11">''</text:span><text:span text:style-name="T7">;</text:span></text:p>
      <text:p text:style-name="P2"/>
      <text:p text:style-name="P3">    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'deudas_no_pagadas'</text:span><text:span text:style-name="T7">) {</text:span></text:p>
      <text:p text:style-name="P3">      <text:span text:style-name="T14">//endpoint = `/deudas/no_pagadas?desde=${fechaDesde}&amp;hasta=${fechaHasta}`;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deudas/no_pagada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3">    <text:span text:style-name="T7">}</text:span></text:p>
      <text:p text:style-name="P3">    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'deudas_pagadas'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deudas/pagada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3">    <text:span text:style-name="T7">}</text:span></text:p>
      <text:p text:style-name="P3">    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'deudas_todas'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deudas/toda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3">    <text:span text:style-name="T7">}</text:span></text:p>
      <text:p text:style-name="P3">    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"ingresos"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informe/ingreso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 </text:span><text:span text:style-name="T14">// Nuevo endpoint</text:span></text:p>
      <text:p text:style-name="P3">    <text:span text:style-name="T7">}</text:span></text:p>
      <text:p text:style-name="P3">    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"egresos"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informe/egreso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 </text:span><text:span text:style-name="T14">// Nuevo endpoint</text:span></text:p>
      <text:p text:style-name="P3">    <text:span text:style-name="T7">}</text:span></text:p>
      <text:p text:style-name="P3">    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"ing_egr"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informe/ing_egr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 </text:span><text:span text:style-name="T14">// Nuevo endpoint</text:span></text:p>
      <text:p text:style-name="P3">    <text:span text:style-name="T7">}</text:span></text:p>
      <text:p text:style-name="P2"/>
      <text:p text:style-name="P3">      <text:span text:style-name="T14">// Aquí podés agregar más condiciones para otros informes</text:span></text:p>
      <text:p text:style-name="P2"/>
      <text:p text:style-name="P3">    <text:span text:style-name="T12">try</text:span><text:span text:style-name="T7"> {</text:span></text:p>
      <text:p text:style-name="P3">      <text:span text:style-name="T6">const</text:span><text:span text:style-name="T7"> </text:span><text:span text:style-name="T8">respuesta</text:span><text:span text:style-name="T7"> </text:span><text:span text:style-name="T9">=</text:span><text:span text:style-name="T7"> </text:span><text:span text:style-name="T12">await</text:span><text:span text:style-name="T7"> </text:span><text:span text:style-name="T10">fetch</text:span><text:span text:style-name="T7">(</text:span><text:span text:style-name="T13">endpoint</text:span><text:span text:style-name="T7">);</text:span></text:p>
      <text:p text:style-name="P3">      <text:span text:style-name="T12">if</text:span><text:span text:style-name="T7"> (</text:span><text:span text:style-name="T9">!</text:span><text:span text:style-name="T8">respuesta</text:span><text:span text:style-name="T7">.</text:span><text:span text:style-name="T8">ok</text:span><text:span text:style-name="T7">) </text:span><text:span text:style-name="T12">throw</text:span><text:span text:style-name="T7"> </text:span><text:span text:style-name="T6">new</text:span><text:span text:style-name="T7"> </text:span><text:span text:style-name="T15">Error</text:span><text:span text:style-name="T7">(</text:span><text:span text:style-name="T11">'Error al obtener datos'</text:span><text:span text:style-name="T7">);</text:span></text:p>
      <text:p text:style-name="P2"/>
      <text:p text:style-name="P3"><text:soft-page-break/>      <text:span text:style-name="T6">const</text:span><text:span text:style-name="T7"> </text:span><text:span text:style-name="T8">resultado</text:span><text:span text:style-name="T7"> </text:span><text:span text:style-name="T9">=</text:span><text:span text:style-name="T7"> </text:span><text:span text:style-name="T12">await</text:span><text:span text:style-name="T7"> </text:span><text:span text:style-name="T8">respuesta</text:span><text:span text:style-name="T7">.</text:span><text:span text:style-name="T10">json</text:span><text:span text:style-name="T7">();</text:span></text:p>
      <text:p text:style-name="P3">      <text:span text:style-name="T10">setDatos</text:span><text:span text:style-name="T7">(</text:span><text:span text:style-name="T8">resultado</text:span><text:span text:style-name="T7">);</text:span></text:p>
      <text:p text:style-name="P3">    <text:span text:style-name="T7">} </text:span><text:span text:style-name="T12">catch</text:span><text:span text:style-name="T7"> (</text:span><text:span text:style-name="T13">error</text:span><text:span text:style-name="T7">) {</text:span></text:p>
      <text:p text:style-name="P3">      <text:span text:style-name="T13">console</text:span><text:span text:style-name="T7">.</text:span><text:span text:style-name="T10">error</text:span><text:span text:style-name="T7">(</text:span><text:span text:style-name="T13">error</text:span><text:span text:style-name="T7">);</text:span></text:p>
      <text:p text:style-name="P3">      <text:span text:style-name="T10">alert</text:span><text:span text:style-name="T7">(</text:span><text:span text:style-name="T11">'Ocurrió un error al obtener el informe.'</text:span><text:span text:style-name="T7">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12">return</text:span><text:span text:style-name="T7"> (</text:span></text:p>
      <text:p text:style-name="P3">  <text:span text:style-name="T16">&lt;</text:span><text:span text:style-name="T6">div</text:span><text:span text:style-name="T7"> </text:span><text:span text:style-name="T13">className</text:span><text:span text:style-name="T9">=</text:span><text:span text:style-name="T11">"contenedor-informes"</text:span><text:span text:style-name="T16">&gt;</text:span></text:p>
      <text:p text:style-name="P3">    <text:span text:style-name="T16">&lt;</text:span><text:span text:style-name="T6">h2</text:span><text:span text:style-name="T16">&gt;</text:span><text:span text:style-name="T7">Informes</text:span><text:span text:style-name="T16">&lt;/</text:span><text:span text:style-name="T6">h2</text:span><text:span text:style-name="T16">&gt;</text:span></text:p>
      <text:p text:style-name="P2"/>
      <text:p text:style-name="P3">    <text:span text:style-name="T16">&lt;</text:span><text:span text:style-name="T6">div</text:span><text:span text:style-name="T7"> </text:span><text:span text:style-name="T13">className</text:span><text:span text:style-name="T9">=</text:span><text:span text:style-name="T11">"filtros-informe"</text:span><text:span text:style-name="T16">&gt;</text:span></text:p>
      <text:p text:style-name="P3">      <text:span text:style-name="T16">&lt;</text:span><text:span text:style-name="T6">label</text:span><text:span text:style-name="T16">&gt;</text:span></text:p>
      <text:p text:style-name="P3">        <text:span text:style-name="T7">Tipo de informe:</text:span></text:p>
      <text:p text:style-name="P3">        <text:span text:style-name="T16">&lt;</text:span><text:span text:style-name="T6">select</text:span></text:p>
      <text:p text:style-name="P3">          <text:span text:style-name="T13">value</text:span><text:span text:style-name="T9">=</text:span><text:span text:style-name="T6">{</text:span><text:span text:style-name="T8">reporteSeleccionado</text:span><text:span text:style-name="T6">}</text:span></text:p>
      <text:p text:style-name="P3">          <text:span text:style-name="T13">onChange</text:span><text:span text:style-name="T9">=</text:span><text:span text:style-name="T6">{</text:span><text:span text:style-name="T9">(</text:span><text:span text:style-name="T13">e</text:span><text:span text:style-name="T9">) </text:span><text:span text:style-name="T6">=&gt;</text:span><text:span text:style-name="T9"> </text:span><text:span text:style-name="T10">setReporteSeleccionado</text:span><text:span text:style-name="T9">(</text:span><text:span text:style-name="T13">e</text:span><text:span text:style-name="T9">.</text:span><text:span text:style-name="T13">target</text:span><text:span text:style-name="T9">.</text:span><text:span text:style-name="T13">value</text:span><text:span text:style-name="T9">)</text:span><text:span text:style-name="T6">}</text:span></text:p>
      <text:p text:style-name="P3">        <text:span text:style-name="T16">&gt;</text:span></text:p>
      <text:p text:style-name="P3">          <text:span text:style-name="T16">&lt;</text:span><text:span text:style-name="T6">option</text:span><text:span text:style-name="T7"> </text:span><text:span text:style-name="T13">value</text:span><text:span text:style-name="T9">=</text:span><text:span text:style-name="T11">""</text:span><text:span text:style-name="T16">&gt;</text:span><text:span text:style-name="T7">Seleccionar...</text:span><text:span text:style-name="T16">&lt;/</text:span><text:span text:style-name="T6">option</text:span><text:span text:style-name="T16">&gt;</text:span></text:p>
      <text:p text:style-name="P3">          <text:span text:style-name="T16">&lt;</text:span><text:span text:style-name="T6">option</text:span><text:span text:style-name="T7"> </text:span><text:span text:style-name="T13">value</text:span><text:span text:style-name="T9">=</text:span><text:span text:style-name="T11">"deudas_no_pagadas"</text:span><text:span text:style-name="T16">&gt;</text:span><text:span text:style-name="T7">Deudas no pagadas</text:span><text:span text:style-name="T16">&lt;/</text:span><text:span text:style-name="T6">option</text:span><text:span text:style-name="T16">&gt;</text:span></text:p>
      <text:p text:style-name="P3">          <text:span text:style-name="T16">&lt;</text:span><text:span text:style-name="T6">option</text:span><text:span text:style-name="T7"> </text:span><text:span text:style-name="T13">value</text:span><text:span text:style-name="T9">=</text:span><text:span text:style-name="T11">"deudas_pagadas"</text:span><text:span text:style-name="T16">&gt;</text:span><text:span text:style-name="T7">Deudas pagadas</text:span><text:span text:style-name="T16">&lt;/</text:span><text:span text:style-name="T6">option</text:span><text:span text:style-name="T16">&gt;</text:span></text:p>
      <text:p text:style-name="P3">          <text:span text:style-name="T16">&lt;</text:span><text:span text:style-name="T6">option</text:span><text:span text:style-name="T7"> </text:span><text:span text:style-name="T13">value</text:span><text:span text:style-name="T9">=</text:span><text:span text:style-name="T11">"deudas_todas"</text:span><text:span text:style-name="T16">&gt;</text:span><text:span text:style-name="T7">Todas las deudas</text:span><text:span text:style-name="T16">&lt;/</text:span><text:span text:style-name="T6">option</text:span><text:span text:style-name="T16">&gt;</text:span></text:p>
      <text:p text:style-name="P3">          <text:span text:style-name="T16">&lt;</text:span><text:span text:style-name="T6">option</text:span><text:span text:style-name="T7"> </text:span><text:span text:style-name="T13">value</text:span><text:span text:style-name="T9">=</text:span><text:span text:style-name="T11">"ingresos"</text:span><text:span text:style-name="T16">&gt;</text:span><text:span text:style-name="T7">Ingresos</text:span><text:span text:style-name="T16">&lt;/</text:span><text:span text:style-name="T6">option</text:span><text:span text:style-name="T16">&gt;</text:span></text:p>
      <text:p text:style-name="P3">          <text:span text:style-name="T16">&lt;</text:span><text:span text:style-name="T6">option</text:span><text:span text:style-name="T7"> </text:span><text:span text:style-name="T13">value</text:span><text:span text:style-name="T9">=</text:span><text:span text:style-name="T11">"egresos"</text:span><text:span text:style-name="T16">&gt;</text:span><text:span text:style-name="T7">Egresos</text:span><text:span text:style-name="T16">&lt;/</text:span><text:span text:style-name="T6">option</text:span><text:span text:style-name="T16">&gt;</text:span></text:p>
      <text:p text:style-name="P3">          <text:span text:style-name="T16">&lt;</text:span><text:span text:style-name="T6">option</text:span><text:span text:style-name="T7"> </text:span><text:span text:style-name="T13">value</text:span><text:span text:style-name="T9">=</text:span><text:span text:style-name="T11">"ing_egr"</text:span><text:span text:style-name="T16">&gt;</text:span><text:span text:style-name="T7">Ingresos y Egresos</text:span><text:span text:style-name="T16">&lt;/</text:span><text:span text:style-name="T6">option</text:span><text:span text:style-name="T16">&gt;</text:span></text:p>
      <text:p text:style-name="P3">        <text:span text:style-name="T16">&lt;/</text:span><text:span text:style-name="T6">select</text:span><text:span text:style-name="T16">&gt;</text:span></text:p>
      <text:p text:style-name="P3">      <text:span text:style-name="T16">&lt;/</text:span><text:span text:style-name="T6">label</text:span><text:span text:style-name="T16">&gt;</text:span></text:p>
      <text:p text:style-name="P2"/>
      <text:p text:style-name="P3">      <text:span text:style-name="T16">&lt;</text:span><text:span text:style-name="T6">label</text:span><text:span text:style-name="T16">&gt;</text:span></text:p>
      <text:p text:style-name="P3">        <text:span text:style-name="T7">Fecha desde:</text:span></text:p>
      <text:p text:style-name="P3">        <text:span text:style-name="T16">&lt;</text:span><text:span text:style-name="T6">input</text:span></text:p>
      <text:p text:style-name="P3">          <text:span text:style-name="T13">type</text:span><text:span text:style-name="T9">=</text:span><text:span text:style-name="T11">"date"</text:span></text:p>
      <text:p text:style-name="P3">          <text:span text:style-name="T13">value</text:span><text:span text:style-name="T9">=</text:span><text:span text:style-name="T6">{</text:span><text:span text:style-name="T8">fechaDesde</text:span><text:span text:style-name="T6">}</text:span></text:p>
      <text:p text:style-name="P3">          <text:span text:style-name="T13">onChange</text:span><text:span text:style-name="T9">=</text:span><text:span text:style-name="T6">{</text:span><text:span text:style-name="T9">(</text:span><text:span text:style-name="T13">e</text:span><text:span text:style-name="T9">) </text:span><text:span text:style-name="T6">=&gt;</text:span><text:span text:style-name="T9"> </text:span><text:span text:style-name="T10">setFechaDesde</text:span><text:span text:style-name="T9">(</text:span><text:span text:style-name="T13">e</text:span><text:span text:style-name="T9">.</text:span><text:span text:style-name="T13">target</text:span><text:span text:style-name="T9">.</text:span><text:span text:style-name="T13">value</text:span><text:span text:style-name="T9">)</text:span><text:span text:style-name="T6">}</text:span></text:p>
      <text:p text:style-name="P3">        <text:span text:style-name="T16">/&gt;</text:span></text:p>
      <text:p text:style-name="P3">      <text:span text:style-name="T16">&lt;/</text:span><text:span text:style-name="T6">label</text:span><text:span text:style-name="T16">&gt;</text:span></text:p>
      <text:p text:style-name="P2"/>
      <text:p text:style-name="P3">      <text:span text:style-name="T16">&lt;</text:span><text:span text:style-name="T6">label</text:span><text:span text:style-name="T16">&gt;</text:span></text:p>
      <text:p text:style-name="P3">        <text:span text:style-name="T7">Fecha hasta:</text:span></text:p>
      <text:p text:style-name="P3">        <text:span text:style-name="T16">&lt;</text:span><text:span text:style-name="T6">input</text:span></text:p>
      <text:p text:style-name="P3">          <text:span text:style-name="T13">type</text:span><text:span text:style-name="T9">=</text:span><text:span text:style-name="T11">"date"</text:span></text:p>
      <text:p text:style-name="P3">          <text:span text:style-name="T13">value</text:span><text:span text:style-name="T9">=</text:span><text:span text:style-name="T6">{</text:span><text:span text:style-name="T8">fechaHasta</text:span><text:span text:style-name="T6">}</text:span></text:p>
      <text:p text:style-name="P3">          <text:span text:style-name="T13">onChange</text:span><text:span text:style-name="T9">=</text:span><text:span text:style-name="T6">{</text:span><text:span text:style-name="T9">(</text:span><text:span text:style-name="T13">e</text:span><text:span text:style-name="T9">) </text:span><text:span text:style-name="T6">=&gt;</text:span><text:span text:style-name="T9"> </text:span><text:span text:style-name="T10">setFechaHasta</text:span><text:span text:style-name="T9">(</text:span><text:span text:style-name="T13">e</text:span><text:span text:style-name="T9">.</text:span><text:span text:style-name="T13">target</text:span><text:span text:style-name="T9">.</text:span><text:span text:style-name="T13">value</text:span><text:span text:style-name="T9">)</text:span><text:span text:style-name="T6">}</text:span></text:p>
      <text:p text:style-name="P3">        <text:span text:style-name="T16">/&gt;</text:span></text:p>
      <text:p text:style-name="P3">      <text:span text:style-name="T16">&lt;/</text:span><text:span text:style-name="T6">label</text:span><text:span text:style-name="T16">&gt;</text:span></text:p>
      <text:p text:style-name="P2"/>
      <text:p text:style-name="P3">      <text:span text:style-name="T16">&lt;</text:span><text:span text:style-name="T6">button</text:span><text:span text:style-name="T7"> </text:span><text:span text:style-name="T13">onClick</text:span><text:span text:style-name="T9">=</text:span><text:span text:style-name="T6">{</text:span><text:span text:style-name="T10">obtenerInforme</text:span><text:span text:style-name="T6">}</text:span><text:span text:style-name="T16">&gt;</text:span><text:span text:style-name="T7">Consultar</text:span><text:span text:style-name="T16">&lt;/</text:span><text:span text:style-name="T6">button</text:span><text:span text:style-name="T16">&gt;</text:span></text:p>
      <text:p text:style-name="P3">    <text:span text:style-name="T16">&lt;/</text:span><text:span text:style-name="T6">div</text:span><text:span text:style-name="T16">&gt;</text:span></text:p>
      <text:p text:style-name="P2"/>
      <text:p text:style-name="P3">    <text:span text:style-name="T16">&lt;</text:span><text:span text:style-name="T6">div</text:span><text:span text:style-name="T7"> </text:span><text:span text:style-name="T13">className</text:span><text:span text:style-name="T9">=</text:span><text:span text:style-name="T11">"resultados-informe"</text:span><text:span text:style-name="T16">&gt;</text:span></text:p>
      <text:p text:style-name="P3"><text:soft-page-break/>      <text:span text:style-name="T6">{</text:span><text:span text:style-name="T8">datos</text:span><text:span text:style-name="T9">.</text:span><text:span text:style-name="T13">length</text:span><text:span text:style-name="T9"> &gt; </text:span><text:span text:style-name="T17">0</text:span><text:span text:style-name="T9"> ? (</text:span></text:p>
      <text:p text:style-name="P3"><text:span text:style-name="T18">        </text:span><text:span text:style-name="T16">&lt;&gt;</text:span></text:p>
      <text:p text:style-name="P3"><text:span text:style-name="T18">          </text:span><text:span text:style-name="T16">&lt;</text:span><text:span text:style-name="T6">table</text:span><text:span text:style-name="T16">&gt;</text:span></text:p>
      <text:p text:style-name="P3"><text:span text:style-name="T18">            </text:span><text:span text:style-name="T16">&lt;</text:span><text:span text:style-name="T6">thead</text:span><text:span text:style-name="T16">&gt;</text:span></text:p>
      <text:p text:style-name="P3"><text:span text:style-name="T18">              </text:span><text:span text:style-name="T16">&lt;</text:span><text:span text:style-name="T6">tr</text:span><text:span text:style-name="T16">&gt;</text:span></text:p>
      <text:p text:style-name="P3"><text:span text:style-name="T18">                </text:span><text:span text:style-name="T6">{</text:span><text:span text:style-name="T13">Object</text:span><text:span text:style-name="T9">.</text:span><text:span text:style-name="T10">keys</text:span><text:span text:style-name="T9">(</text:span><text:span text:style-name="T13">datos</text:span><text:span text:style-name="T9">[</text:span><text:span text:style-name="T17">0</text:span><text:span text:style-name="T9">]).</text:span><text:span text:style-name="T10">map</text:span><text:span text:style-name="T9">((</text:span><text:span text:style-name="T13">key</text:span><text:span text:style-name="T9">) </text:span><text:span text:style-name="T6">=&gt;</text:span><text:span text:style-name="T9"> (</text:span></text:p>
      <text:p text:style-name="P3"><text:span text:style-name="T18">                  </text:span><text:span text:style-name="T16">&lt;</text:span><text:span text:style-name="T6">th</text:span><text:span text:style-name="T9"> </text:span><text:span text:style-name="T13">key</text:span><text:span text:style-name="T9">=</text:span><text:span text:style-name="T6">{</text:span><text:span text:style-name="T13">key</text:span><text:span text:style-name="T6">}</text:span><text:span text:style-name="T16">&gt;</text:span><text:span text:style-name="T6">{</text:span><text:span text:style-name="T13">key</text:span><text:span text:style-name="T6">}</text:span><text:span text:style-name="T16">&lt;/</text:span><text:span text:style-name="T6">th</text:span><text:span text:style-name="T16">&gt;</text:span></text:p>
      <text:p text:style-name="P3"><text:span text:style-name="T18">                </text:span><text:span text:style-name="T9">))</text:span><text:span text:style-name="T6">}</text:span></text:p>
      <text:p text:style-name="P3"><text:span text:style-name="T18">              </text:span><text:span text:style-name="T16">&lt;/</text:span><text:span text:style-name="T6">tr</text:span><text:span text:style-name="T16">&gt;</text:span></text:p>
      <text:p text:style-name="P3"><text:span text:style-name="T18">            </text:span><text:span text:style-name="T16">&lt;/</text:span><text:span text:style-name="T6">thead</text:span><text:span text:style-name="T16">&gt;</text:span></text:p>
      <text:p text:style-name="P3"><text:span text:style-name="T18">            </text:span><text:span text:style-name="T16">&lt;</text:span><text:span text:style-name="T6">tbody</text:span><text:span text:style-name="T16">&gt;</text:span></text:p>
      <text:p text:style-name="P3"><text:span text:style-name="T18">              </text:span><text:span text:style-name="T6">{</text:span><text:span text:style-name="T13">datos</text:span><text:span text:style-name="T9">.</text:span><text:span text:style-name="T10">map</text:span><text:span text:style-name="T9">((</text:span><text:span text:style-name="T13">fila</text:span><text:span text:style-name="T9">, </text:span><text:span text:style-name="T13">index</text:span><text:span text:style-name="T9">) </text:span><text:span text:style-name="T6">=&gt;</text:span><text:span text:style-name="T9"> (</text:span></text:p>
      <text:p text:style-name="P3"><text:span text:style-name="T18">                </text:span><text:span text:style-name="T16">&lt;</text:span><text:span text:style-name="T6">tr</text:span><text:span text:style-name="T9"> </text:span><text:span text:style-name="T13">key</text:span><text:span text:style-name="T9">=</text:span><text:span text:style-name="T6">{</text:span><text:span text:style-name="T13">index</text:span><text:span text:style-name="T6">}</text:span><text:span text:style-name="T16">&gt;</text:span></text:p>
      <text:p text:style-name="P3"><text:span text:style-name="T18">                  </text:span><text:span text:style-name="T6">{</text:span><text:span text:style-name="T13">Object</text:span><text:span text:style-name="T9">.</text:span><text:span text:style-name="T10">values</text:span><text:span text:style-name="T9">(</text:span><text:span text:style-name="T13">fila</text:span><text:span text:style-name="T9">).</text:span><text:span text:style-name="T10">map</text:span><text:span text:style-name="T9">((</text:span><text:span text:style-name="T13">valor</text:span><text:span text:style-name="T9">, </text:span><text:span text:style-name="T13">i</text:span><text:span text:style-name="T9">) </text:span><text:span text:style-name="T6">=&gt;</text:span><text:span text:style-name="T9"> (</text:span></text:p>
      <text:p text:style-name="P3"><text:span text:style-name="T18">                    </text:span><text:span text:style-name="T16">&lt;</text:span><text:span text:style-name="T6">td</text:span><text:span text:style-name="T9"> </text:span><text:span text:style-name="T13">key</text:span><text:span text:style-name="T9">=</text:span><text:span text:style-name="T6">{</text:span><text:span text:style-name="T13">i</text:span><text:span text:style-name="T6">}</text:span><text:span text:style-name="T16">&gt;</text:span><text:span text:style-name="T6">{</text:span><text:span text:style-name="T13">valor</text:span><text:span text:style-name="T6">}</text:span><text:span text:style-name="T16">&lt;/</text:span><text:span text:style-name="T6">td</text:span><text:span text:style-name="T16">&gt;</text:span></text:p>
      <text:p text:style-name="P3"><text:span text:style-name="T18">                  </text:span><text:span text:style-name="T9">))</text:span><text:span text:style-name="T6">}</text:span></text:p>
      <text:p text:style-name="P3"><text:span text:style-name="T18">                </text:span><text:span text:style-name="T16">&lt;/</text:span><text:span text:style-name="T6">tr</text:span><text:span text:style-name="T16">&gt;</text:span></text:p>
      <text:p text:style-name="P3"><text:span text:style-name="T18">              </text:span><text:span text:style-name="T9">))</text:span><text:span text:style-name="T6">}</text:span></text:p>
      <text:p text:style-name="P3"><text:span text:style-name="T18">            </text:span><text:span text:style-name="T16">&lt;/</text:span><text:span text:style-name="T6">tbody</text:span><text:span text:style-name="T16">&gt;</text:span></text:p>
      <text:p text:style-name="P3"><text:span text:style-name="T18">          </text:span><text:span text:style-name="T16">&lt;/</text:span><text:span text:style-name="T6">table</text:span><text:span text:style-name="T16">&gt;</text:span></text:p>
      <text:p text:style-name="P2"/>
      <text:p text:style-name="P3"><text:span text:style-name="T18">          </text:span><text:span text:style-name="T6">{</text:span><text:span text:style-name="T13">reporteSeleccionado</text:span><text:span text:style-name="T9"> === </text:span><text:span text:style-name="T11">"ing_egr"</text:span><text:span text:style-name="T9"> &amp;&amp; </text:span><text:span text:style-name="T13">datos</text:span><text:span text:style-name="T9">.</text:span><text:span text:style-name="T13">length</text:span><text:span text:style-name="T9"> &gt; </text:span><text:span text:style-name="T17">0</text:span><text:span text:style-name="T9"> &amp;&amp; (</text:span></text:p>
      <text:p text:style-name="P3"><text:span text:style-name="T18">            </text:span><text:span text:style-name="T16">&lt;</text:span><text:span text:style-name="T6">div</text:span><text:span text:style-name="T9"> </text:span><text:span text:style-name="T13">style</text:span><text:span text:style-name="T9">=</text:span><text:span text:style-name="T6">{</text:span><text:span text:style-name="T9">{ </text:span><text:span text:style-name="T13">marginTop:</text:span><text:span text:style-name="T9"> </text:span><text:span text:style-name="T11">'40px'</text:span><text:span text:style-name="T9"> }</text:span><text:span text:style-name="T6">}</text:span><text:span text:style-name="T16">&gt;</text:span></text:p>
      <text:p text:style-name="P3"><text:span text:style-name="T18">              </text:span><text:span text:style-name="T16">&lt;</text:span><text:span text:style-name="T6">h3</text:span><text:span text:style-name="T16">&gt;</text:span><text:span text:style-name="T9">Gráfico de Ingresos y Egresos por Mes</text:span><text:span text:style-name="T16">&lt;/</text:span><text:span text:style-name="T6">h3</text:span><text:span text:style-name="T16">&gt;</text:span></text:p>
      <text:p text:style-name="P3"><text:span text:style-name="T18">              </text:span><text:span text:style-name="T16">&lt;</text:span><text:span text:style-name="T6">div</text:span><text:span text:style-name="T9"> </text:span><text:span text:style-name="T13">className</text:span><text:span text:style-name="T9">=</text:span><text:span text:style-name="T11">"chart-container"</text:span><text:span text:style-name="T16">&gt;</text:span></text:p>
      <text:p text:style-name="P3"><text:span text:style-name="T18">              </text:span><text:span text:style-name="T16">&lt;</text:span><text:span text:style-name="T15">ResponsiveContainer</text:span><text:span text:style-name="T9"> </text:span><text:span text:style-name="T13">width</text:span><text:span text:style-name="T9">=</text:span><text:span text:style-name="T11">"100%"</text:span><text:span text:style-name="T9"> </text:span><text:span text:style-name="T13">height</text:span><text:span text:style-name="T9">=</text:span><text:span text:style-name="T6">{</text:span><text:span text:style-name="T17">300</text:span><text:span text:style-name="T6">}</text:span><text:span text:style-name="T16">&gt;</text:span></text:p>
      <text:p text:style-name="P3"><text:span text:style-name="T18">                </text:span><text:span text:style-name="T16">&lt;</text:span><text:span text:style-name="T15">BarChart</text:span></text:p>
      <text:p text:style-name="P3"><text:span text:style-name="T18">                  </text:span><text:span text:style-name="T13">data</text:span><text:span text:style-name="T9">=</text:span><text:span text:style-name="T6">{</text:span><text:span text:style-name="T9">(() </text:span><text:span text:style-name="T6">=&gt;</text:span><text:span text:style-name="T9"> {</text:span></text:p>
      <text:p text:style-name="P3"><text:span text:style-name="T18">                    </text:span><text:span text:style-name="T14">// Agrupar por mes</text:span></text:p>
      <text:p text:style-name="P3"><text:span text:style-name="T18">                    </text:span><text:span text:style-name="T6">const</text:span><text:span text:style-name="T9"> </text:span><text:span text:style-name="T8">agrupado</text:span><text:span text:style-name="T9"> = {};</text:span></text:p>
      <text:p text:style-name="P3"><text:span text:style-name="T18">                    </text:span><text:span text:style-name="T13">datos</text:span><text:span text:style-name="T9">.</text:span><text:span text:style-name="T10">forEach</text:span><text:span text:style-name="T9">(</text:span><text:span text:style-name="T13">d</text:span><text:span text:style-name="T9"> </text:span><text:span text:style-name="T6">=&gt;</text:span><text:span text:style-name="T9"> {</text:span></text:p>
      <text:p text:style-name="P3"><text:span text:style-name="T18">                      </text:span><text:span text:style-name="T6">const</text:span><text:span text:style-name="T9"> </text:span><text:span text:style-name="T8">fecha</text:span><text:span text:style-name="T9"> = </text:span><text:span text:style-name="T6">new</text:span><text:span text:style-name="T9"> </text:span><text:span text:style-name="T10">Date</text:span><text:span text:style-name="T9">(</text:span><text:span text:style-name="T13">d</text:span><text:span text:style-name="T9">.</text:span><text:span text:style-name="T13">fecha</text:span><text:span text:style-name="T9">);</text:span></text:p>
      <text:p text:style-name="P3"><text:span text:style-name="T18">                      </text:span><text:span text:style-name="T6">const</text:span><text:span text:style-name="T9"> </text:span><text:span text:style-name="T8">mesAnio</text:span><text:span text:style-name="T9"> = </text:span><text:span text:style-name="T11">`</text:span><text:span text:style-name="T6">${</text:span><text:span text:style-name="T13">fecha</text:span><text:span text:style-name="T9">.</text:span><text:span text:style-name="T10">getFullYear</text:span><text:span text:style-name="T9">()</text:span><text:span text:style-name="T6">}</text:span><text:span text:style-name="T11">-</text:span><text:span text:style-name="T6">${</text:span><text:span text:style-name="T10">String</text:span><text:span text:style-name="T9">(</text:span><text:span text:style-name="T13">fecha</text:span><text:span text:style-name="T9">.</text:span><text:span text:style-name="T10">getMonth</text:span><text:span text:style-name="T9">() + </text:span><text:span text:style-name="T17">1</text:span><text:span text:style-name="T9">).</text:span><text:span text:style-name="T10">padStart</text:span><text:span text:style-name="T9">(</text:span><text:span text:style-name="T17">2</text:span><text:span text:style-name="T9">, </text:span><text:span text:style-name="T11">'0'</text:span><text:span text:style-name="T9">)</text:span><text:span text:style-name="T6">}</text:span><text:span text:style-name="T11">`</text:span><text:span text:style-name="T9">;</text:span></text:p>
      <text:p text:style-name="P3"><text:span text:style-name="T18">                      </text:span><text:span text:style-name="T12">if</text:span><text:span text:style-name="T9"> (!</text:span><text:span text:style-name="T13">agrupado</text:span><text:span text:style-name="T9">[</text:span><text:span text:style-name="T13">mesAnio</text:span><text:span text:style-name="T9">]) {</text:span></text:p>
      <text:p text:style-name="P3"><text:span text:style-name="T18">                        </text:span><text:span text:style-name="T13">agrupado</text:span><text:span text:style-name="T9">[</text:span><text:span text:style-name="T13">mesAnio</text:span><text:span text:style-name="T9">] = { </text:span><text:span text:style-name="T13">mes:</text:span><text:span text:style-name="T9"> </text:span><text:span text:style-name="T13">mesAnio</text:span><text:span text:style-name="T9">, </text:span><text:span text:style-name="T13">ingresos:</text:span><text:span text:style-name="T9"> </text:span><text:span text:style-name="T17">0</text:span><text:span text:style-name="T9">, </text:span><text:span text:style-name="T13">egresos:</text:span><text:span text:style-name="T9"> </text:span><text:span text:style-name="T17">0</text:span><text:span text:style-name="T9"> };</text:span></text:p>
      <text:p text:style-name="P4">                      <text:span text:style-name="T7">}</text:span></text:p>
      <text:p text:style-name="P3"><text:span text:style-name="T18">                      </text:span><text:span text:style-name="T12">if</text:span><text:span text:style-name="T9"> (</text:span><text:span text:style-name="T13">d</text:span><text:span text:style-name="T9">.</text:span><text:span text:style-name="T13">tipo</text:span><text:span text:style-name="T9"> === </text:span><text:span text:style-name="T11">"ingreso"</text:span><text:span text:style-name="T9">) {</text:span></text:p>
      <text:p text:style-name="P3"><text:span text:style-name="T18">                        </text:span><text:span text:style-name="T13">agrupado</text:span><text:span text:style-name="T9">[</text:span><text:span text:style-name="T13">mesAnio</text:span><text:span text:style-name="T9">].</text:span><text:span text:style-name="T13">ingresos</text:span><text:span text:style-name="T9"> += </text:span><text:span text:style-name="T10">Number</text:span><text:span text:style-name="T9">(</text:span><text:span text:style-name="T13">d</text:span><text:span text:style-name="T9">.</text:span><text:span text:style-name="T13">monto</text:span><text:span text:style-name="T9">);</text:span></text:p>
      <text:p text:style-name="P3"><text:span text:style-name="T18">                      </text:span><text:span text:style-name="T9">} </text:span><text:span text:style-name="T12">else</text:span><text:span text:style-name="T9"> </text:span><text:span text:style-name="T12">if</text:span><text:span text:style-name="T9"> (</text:span><text:span text:style-name="T13">d</text:span><text:span text:style-name="T9">.</text:span><text:span text:style-name="T13">tipo</text:span><text:span text:style-name="T9"> === </text:span><text:span text:style-name="T11">"egreso"</text:span><text:span text:style-name="T9">) {</text:span></text:p>
      <text:p text:style-name="P3"><text:span text:style-name="T18">                        </text:span><text:span text:style-name="T13">agrupado</text:span><text:span text:style-name="T9">[</text:span><text:span text:style-name="T13">mesAnio</text:span><text:span text:style-name="T9">].</text:span><text:span text:style-name="T13">egresos</text:span><text:span text:style-name="T9"> += </text:span><text:span text:style-name="T10">Number</text:span><text:span text:style-name="T9">(</text:span><text:span text:style-name="T13">d</text:span><text:span text:style-name="T9">.</text:span><text:span text:style-name="T13">monto</text:span><text:span text:style-name="T9">);</text:span></text:p>
      <text:p text:style-name="P4">                      <text:span text:style-name="T7">}</text:span></text:p>
      <text:p text:style-name="P4">                    <text:span text:style-name="T7">});</text:span></text:p>
      <text:p text:style-name="P3"><text:span text:style-name="T18">                    </text:span><text:span text:style-name="T12">return</text:span><text:span text:style-name="T9"> </text:span><text:span text:style-name="T13">Object</text:span><text:span text:style-name="T9">.</text:span><text:span text:style-name="T10">values</text:span><text:span text:style-name="T9">(</text:span><text:span text:style-name="T13">agrupado</text:span><text:span text:style-name="T9">).</text:span><text:span text:style-name="T10">sort</text:span><text:span text:style-name="T9">((</text:span><text:span text:style-name="T13">a</text:span><text:span text:style-name="T9">, </text:span><text:span text:style-name="T13">b</text:span><text:span text:style-name="T9">) </text:span><text:span text:style-name="T6">=&gt;</text:span><text:span text:style-name="T9"> </text:span><text:span text:style-name="T13">a</text:span><text:span text:style-name="T9">.</text:span><text:span text:style-name="T13">mes</text:span><text:span text:style-name="T9">.</text:span><text:span text:style-name="T10">localeCompare</text:span><text:span text:style-name="T9">(</text:span><text:span text:style-name="T13">b</text:span><text:span text:style-name="T9">.</text:span><text:span text:style-name="T13">mes</text:span><text:span text:style-name="T9">));</text:span></text:p>
      <text:p text:style-name="P3"><text:span text:style-name="T18">                  </text:span><text:span text:style-name="T9">})()</text:span><text:span text:style-name="T6">}</text:span></text:p>
      <text:p text:style-name="P3"><text:span text:style-name="T18">                  </text:span><text:span text:style-name="T13">margin</text:span><text:span text:style-name="T9">=</text:span><text:span text:style-name="T6">{</text:span><text:span text:style-name="T9">{ </text:span><text:span text:style-name="T13">top:</text:span><text:span text:style-name="T9"> </text:span><text:span text:style-name="T17">20</text:span><text:span text:style-name="T9">, </text:span><text:span text:style-name="T13">right:</text:span><text:span text:style-name="T9"> </text:span><text:span text:style-name="T17">30</text:span><text:span text:style-name="T9">, </text:span><text:span text:style-name="T13">left:</text:span><text:span text:style-name="T9"> </text:span><text:span text:style-name="T17">0</text:span><text:span text:style-name="T9">, </text:span><text:span text:style-name="T13">bottom:</text:span><text:span text:style-name="T9"> </text:span><text:span text:style-name="T17">5</text:span><text:span text:style-name="T9"> }</text:span><text:span text:style-name="T6">}</text:span></text:p>
      <text:p text:style-name="P3"><text:span text:style-name="T18">                </text:span><text:span text:style-name="T16">&gt;</text:span></text:p>
      <text:p text:style-name="P3"><text:span text:style-name="T18">                  </text:span><text:span text:style-name="T16">&lt;</text:span><text:span text:style-name="T15">CartesianGrid</text:span><text:span text:style-name="T9"> </text:span><text:span text:style-name="T13">strokeDasharray</text:span><text:span text:style-name="T9">=</text:span><text:span text:style-name="T11">"3 3"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XAxis</text:span><text:span text:style-name="T9"> </text:span><text:span text:style-name="T13">dataKey</text:span><text:span text:style-name="T9">=</text:span><text:span text:style-name="T11">"mes"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YAxis</text:span><text:span text:style-name="T9"> </text:span><text:span text:style-name="T16">/&gt;</text:span></text:p>
      <text:p text:style-name="P3"><text:soft-page-break/><text:span text:style-name="T18">                  </text:span><text:span text:style-name="T16">&lt;</text:span><text:span text:style-name="T15">Tooltip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Legend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Bar</text:span><text:span text:style-name="T9"> </text:span><text:span text:style-name="T13">dataKey</text:span><text:span text:style-name="T9">=</text:span><text:span text:style-name="T11">"ingresos"</text:span><text:span text:style-name="T9"> </text:span><text:span text:style-name="T13">fill</text:span><text:span text:style-name="T9">=</text:span><text:span text:style-name="T11">"#4CAF50"</text:span><text:span text:style-name="T9"> </text:span><text:span text:style-name="T13">name</text:span><text:span text:style-name="T9">=</text:span><text:span text:style-name="T11">"Ingresos"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Bar</text:span><text:span text:style-name="T9"> </text:span><text:span text:style-name="T13">dataKey</text:span><text:span text:style-name="T9">=</text:span><text:span text:style-name="T11">"egresos"</text:span><text:span text:style-name="T9"> </text:span><text:span text:style-name="T13">fill</text:span><text:span text:style-name="T9">=</text:span><text:span text:style-name="T11">"#F44336"</text:span><text:span text:style-name="T9"> </text:span><text:span text:style-name="T13">name</text:span><text:span text:style-name="T9">=</text:span><text:span text:style-name="T11">"Egresos"</text:span><text:span text:style-name="T9"> </text:span><text:span text:style-name="T16">/&gt;</text:span></text:p>
      <text:p text:style-name="P3"><text:span text:style-name="T18">                </text:span><text:span text:style-name="T16">&lt;/</text:span><text:span text:style-name="T15">BarChart</text:span><text:span text:style-name="T16">&gt;</text:span></text:p>
      <text:p text:style-name="P3"><text:span text:style-name="T18">              </text:span><text:span text:style-name="T16">&lt;/</text:span><text:span text:style-name="T15">ResponsiveContainer</text:span><text:span text:style-name="T16">&gt;</text:span></text:p>
      <text:p text:style-name="P3"><text:span text:style-name="T18">              </text:span><text:span text:style-name="T16">&lt;/</text:span><text:span text:style-name="T6">div</text:span><text:span text:style-name="T16">&gt;</text:span></text:p>
      <text:p text:style-name="P3"><text:span text:style-name="T18">              </text:span><text:span text:style-name="T16">&lt;</text:span><text:span text:style-name="T6">div</text:span><text:span text:style-name="T9"> </text:span><text:span text:style-name="T13">className</text:span><text:span text:style-name="T9">=</text:span><text:span text:style-name="T11">"chart-container"</text:span><text:span text:style-name="T16">&gt;</text:span><text:span text:style-name="T9">    </text:span></text:p>
      <text:p text:style-name="P3"><text:span text:style-name="T18">              </text:span><text:span text:style-name="T16">&lt;</text:span><text:span text:style-name="T15">ResponsiveContainer</text:span><text:span text:style-name="T9"> </text:span><text:span text:style-name="T13">width</text:span><text:span text:style-name="T9">=</text:span><text:span text:style-name="T11">"100%"</text:span><text:span text:style-name="T9"> </text:span><text:span text:style-name="T13">height</text:span><text:span text:style-name="T9">=</text:span><text:span text:style-name="T6">{</text:span><text:span text:style-name="T17">300</text:span><text:span text:style-name="T6">}</text:span><text:span text:style-name="T16">&gt;</text:span></text:p>
      <text:p text:style-name="P3"><text:span text:style-name="T18">                </text:span><text:span text:style-name="T16">&lt;</text:span><text:span text:style-name="T15">LineChart</text:span></text:p>
      <text:p text:style-name="P3"><text:span text:style-name="T18">                  </text:span><text:span text:style-name="T13">data</text:span><text:span text:style-name="T9">=</text:span><text:span text:style-name="T6">{</text:span><text:span text:style-name="T9">(() </text:span><text:span text:style-name="T6">=&gt;</text:span><text:span text:style-name="T9"> {</text:span></text:p>
      <text:p text:style-name="P3"><text:span text:style-name="T18">                    </text:span><text:span text:style-name="T14">// Agrupar por mes (reutilizamos la misma lógica del BarChart)</text:span></text:p>
      <text:p text:style-name="P3"><text:span text:style-name="T18">                    </text:span><text:span text:style-name="T6">const</text:span><text:span text:style-name="T9"> </text:span><text:span text:style-name="T8">agrupado</text:span><text:span text:style-name="T9"> = {};</text:span></text:p>
      <text:p text:style-name="P3"><text:span text:style-name="T18">                    </text:span><text:span text:style-name="T13">datos</text:span><text:span text:style-name="T9">.</text:span><text:span text:style-name="T10">forEach</text:span><text:span text:style-name="T9">(</text:span><text:span text:style-name="T13">d</text:span><text:span text:style-name="T9"> </text:span><text:span text:style-name="T6">=&gt;</text:span><text:span text:style-name="T9"> {</text:span></text:p>
      <text:p text:style-name="P3"><text:span text:style-name="T18">                      </text:span><text:span text:style-name="T6">const</text:span><text:span text:style-name="T9"> </text:span><text:span text:style-name="T8">fecha</text:span><text:span text:style-name="T9"> = </text:span><text:span text:style-name="T6">new</text:span><text:span text:style-name="T9"> </text:span><text:span text:style-name="T10">Date</text:span><text:span text:style-name="T9">(</text:span><text:span text:style-name="T13">d</text:span><text:span text:style-name="T9">.</text:span><text:span text:style-name="T13">fecha</text:span><text:span text:style-name="T9">);</text:span></text:p>
      <text:p text:style-name="P3"><text:span text:style-name="T18">                      </text:span><text:span text:style-name="T6">const</text:span><text:span text:style-name="T9"> </text:span><text:span text:style-name="T8">mesAnio</text:span><text:span text:style-name="T9"> = </text:span><text:span text:style-name="T11">`</text:span><text:span text:style-name="T6">${</text:span><text:span text:style-name="T13">fecha</text:span><text:span text:style-name="T9">.</text:span><text:span text:style-name="T10">getFullYear</text:span><text:span text:style-name="T9">()</text:span><text:span text:style-name="T6">}</text:span><text:span text:style-name="T11">-</text:span><text:span text:style-name="T6">${</text:span><text:span text:style-name="T10">String</text:span><text:span text:style-name="T9">(</text:span><text:span text:style-name="T13">fecha</text:span><text:span text:style-name="T9">.</text:span><text:span text:style-name="T10">getMonth</text:span><text:span text:style-name="T9">() + </text:span><text:span text:style-name="T17">1</text:span><text:span text:style-name="T9">).</text:span><text:span text:style-name="T10">padStart</text:span><text:span text:style-name="T9">(</text:span><text:span text:style-name="T17">2</text:span><text:span text:style-name="T9">, </text:span><text:span text:style-name="T11">'0'</text:span><text:span text:style-name="T9">)</text:span><text:span text:style-name="T6">}</text:span><text:span text:style-name="T11">`</text:span><text:span text:style-name="T9">;</text:span></text:p>
      <text:p text:style-name="P3"><text:span text:style-name="T18">                      </text:span><text:span text:style-name="T12">if</text:span><text:span text:style-name="T9"> (!</text:span><text:span text:style-name="T13">agrupado</text:span><text:span text:style-name="T9">[</text:span><text:span text:style-name="T13">mesAnio</text:span><text:span text:style-name="T9">]) {</text:span></text:p>
      <text:p text:style-name="P3"><text:span text:style-name="T18">                        </text:span><text:span text:style-name="T13">agrupado</text:span><text:span text:style-name="T9">[</text:span><text:span text:style-name="T13">mesAnio</text:span><text:span text:style-name="T9">] = { </text:span><text:span text:style-name="T13">mes:</text:span><text:span text:style-name="T9"> </text:span><text:span text:style-name="T13">mesAnio</text:span><text:span text:style-name="T9">, </text:span><text:span text:style-name="T13">ingresos:</text:span><text:span text:style-name="T9"> </text:span><text:span text:style-name="T17">0</text:span><text:span text:style-name="T9">, </text:span><text:span text:style-name="T13">egresos:</text:span><text:span text:style-name="T9"> </text:span><text:span text:style-name="T17">0</text:span><text:span text:style-name="T9"> };</text:span></text:p>
      <text:p text:style-name="P4">                      <text:span text:style-name="T7">}</text:span></text:p>
      <text:p text:style-name="P3"><text:span text:style-name="T18">                      </text:span><text:span text:style-name="T12">if</text:span><text:span text:style-name="T9"> (</text:span><text:span text:style-name="T13">d</text:span><text:span text:style-name="T9">.</text:span><text:span text:style-name="T13">tipo</text:span><text:span text:style-name="T9"> === </text:span><text:span text:style-name="T11">"ingreso"</text:span><text:span text:style-name="T9">) {</text:span></text:p>
      <text:p text:style-name="P3"><text:span text:style-name="T18">                        </text:span><text:span text:style-name="T13">agrupado</text:span><text:span text:style-name="T9">[</text:span><text:span text:style-name="T13">mesAnio</text:span><text:span text:style-name="T9">].</text:span><text:span text:style-name="T13">ingresos</text:span><text:span text:style-name="T9"> += </text:span><text:span text:style-name="T10">Number</text:span><text:span text:style-name="T9">(</text:span><text:span text:style-name="T13">d</text:span><text:span text:style-name="T9">.</text:span><text:span text:style-name="T13">monto</text:span><text:span text:style-name="T9">);</text:span></text:p>
      <text:p text:style-name="P3"><text:span text:style-name="T18">                      </text:span><text:span text:style-name="T9">} </text:span><text:span text:style-name="T12">else</text:span><text:span text:style-name="T9"> </text:span><text:span text:style-name="T12">if</text:span><text:span text:style-name="T9"> (</text:span><text:span text:style-name="T13">d</text:span><text:span text:style-name="T9">.</text:span><text:span text:style-name="T13">tipo</text:span><text:span text:style-name="T9"> === </text:span><text:span text:style-name="T11">"egreso"</text:span><text:span text:style-name="T9">) {</text:span></text:p>
      <text:p text:style-name="P3"><text:span text:style-name="T18">                        </text:span><text:span text:style-name="T13">agrupado</text:span><text:span text:style-name="T9">[</text:span><text:span text:style-name="T13">mesAnio</text:span><text:span text:style-name="T9">].</text:span><text:span text:style-name="T13">egresos</text:span><text:span text:style-name="T9"> += </text:span><text:span text:style-name="T10">Number</text:span><text:span text:style-name="T9">(</text:span><text:span text:style-name="T13">d</text:span><text:span text:style-name="T9">.</text:span><text:span text:style-name="T13">monto</text:span><text:span text:style-name="T9">);</text:span></text:p>
      <text:p text:style-name="P4">                      <text:span text:style-name="T7">}</text:span></text:p>
      <text:p text:style-name="P4">                    <text:span text:style-name="T7">});</text:span></text:p>
      <text:p text:style-name="P3"><text:span text:style-name="T18">                    </text:span><text:span text:style-name="T12">return</text:span><text:span text:style-name="T9"> </text:span><text:span text:style-name="T13">Object</text:span><text:span text:style-name="T9">.</text:span><text:span text:style-name="T10">values</text:span><text:span text:style-name="T9">(</text:span><text:span text:style-name="T13">agrupado</text:span><text:span text:style-name="T9">).</text:span><text:span text:style-name="T10">sort</text:span><text:span text:style-name="T9">((</text:span><text:span text:style-name="T13">a</text:span><text:span text:style-name="T9">, </text:span><text:span text:style-name="T13">b</text:span><text:span text:style-name="T9">) </text:span><text:span text:style-name="T6">=&gt;</text:span><text:span text:style-name="T9"> </text:span><text:span text:style-name="T13">a</text:span><text:span text:style-name="T9">.</text:span><text:span text:style-name="T13">mes</text:span><text:span text:style-name="T9">.</text:span><text:span text:style-name="T10">localeCompare</text:span><text:span text:style-name="T9">(</text:span><text:span text:style-name="T13">b</text:span><text:span text:style-name="T9">.</text:span><text:span text:style-name="T13">mes</text:span><text:span text:style-name="T9">));</text:span></text:p>
      <text:p text:style-name="P3"><text:span text:style-name="T18">                  </text:span><text:span text:style-name="T9">})()</text:span><text:span text:style-name="T6">}</text:span></text:p>
      <text:p text:style-name="P3"><text:span text:style-name="T18">                  </text:span><text:span text:style-name="T13">margin</text:span><text:span text:style-name="T9">=</text:span><text:span text:style-name="T6">{</text:span><text:span text:style-name="T9">{ </text:span><text:span text:style-name="T13">top:</text:span><text:span text:style-name="T9"> </text:span><text:span text:style-name="T17">20</text:span><text:span text:style-name="T9">, </text:span><text:span text:style-name="T13">right:</text:span><text:span text:style-name="T9"> </text:span><text:span text:style-name="T17">30</text:span><text:span text:style-name="T9">, </text:span><text:span text:style-name="T13">left:</text:span><text:span text:style-name="T9"> </text:span><text:span text:style-name="T17">0</text:span><text:span text:style-name="T9">, </text:span><text:span text:style-name="T13">bottom:</text:span><text:span text:style-name="T9"> </text:span><text:span text:style-name="T17">5</text:span><text:span text:style-name="T9"> }</text:span><text:span text:style-name="T6">}</text:span></text:p>
      <text:p text:style-name="P3"><text:span text:style-name="T18">                </text:span><text:span text:style-name="T16">&gt;</text:span></text:p>
      <text:p text:style-name="P3"><text:span text:style-name="T18">                  </text:span><text:span text:style-name="T16">&lt;</text:span><text:span text:style-name="T15">CartesianGrid</text:span><text:span text:style-name="T9"> </text:span><text:span text:style-name="T13">strokeDasharray</text:span><text:span text:style-name="T9">=</text:span><text:span text:style-name="T11">"3 3"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XAxis</text:span><text:span text:style-name="T9"> </text:span><text:span text:style-name="T13">dataKey</text:span><text:span text:style-name="T9">=</text:span><text:span text:style-name="T11">"mes"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YAxis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Tooltip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Legend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Line</text:span><text:span text:style-name="T9"> </text:span><text:span text:style-name="T13">type</text:span><text:span text:style-name="T9">=</text:span><text:span text:style-name="T11">"monotone"</text:span><text:span text:style-name="T9"> </text:span><text:span text:style-name="T13">dataKey</text:span><text:span text:style-name="T9">=</text:span><text:span text:style-name="T11">"ingresos"</text:span><text:span text:style-name="T9"> </text:span><text:span text:style-name="T13">stroke</text:span><text:span text:style-name="T9">=</text:span><text:span text:style-name="T11">"#4CAF50"</text:span><text:span text:style-name="T9"> </text:span><text:span text:style-name="T13">name</text:span><text:span text:style-name="T9">=</text:span><text:span text:style-name="T11">"Ingresos"</text:span><text:span text:style-name="T9"> </text:span><text:span text:style-name="T16">/&gt;</text:span></text:p>
      <text:p text:style-name="P3"><text:span text:style-name="T18">                  </text:span><text:span text:style-name="T16">&lt;</text:span><text:span text:style-name="T15">Line</text:span><text:span text:style-name="T9"> </text:span><text:span text:style-name="T13">type</text:span><text:span text:style-name="T9">=</text:span><text:span text:style-name="T11">"monotone"</text:span><text:span text:style-name="T9"> </text:span><text:span text:style-name="T13">dataKey</text:span><text:span text:style-name="T9">=</text:span><text:span text:style-name="T11">"egresos"</text:span><text:span text:style-name="T9"> </text:span><text:span text:style-name="T13">stroke</text:span><text:span text:style-name="T9">=</text:span><text:span text:style-name="T11">"#F44336"</text:span><text:span text:style-name="T9"> </text:span><text:span text:style-name="T13">name</text:span><text:span text:style-name="T9">=</text:span><text:span text:style-name="T11">"Egresos"</text:span><text:span text:style-name="T9"> </text:span><text:span text:style-name="T16">/&gt;</text:span></text:p>
      <text:p text:style-name="P3"><text:span text:style-name="T18">                </text:span><text:span text:style-name="T16">&lt;/</text:span><text:span text:style-name="T15">LineChart</text:span><text:span text:style-name="T16">&gt;</text:span></text:p>
      <text:p text:style-name="P3"><text:span text:style-name="T18">              </text:span><text:span text:style-name="T16">&lt;/</text:span><text:span text:style-name="T15">ResponsiveContainer</text:span><text:span text:style-name="T16">&gt;</text:span></text:p>
      <text:p text:style-name="P3"><text:span text:style-name="T18">              </text:span><text:span text:style-name="T16">&lt;/</text:span><text:span text:style-name="T6">div</text:span><text:span text:style-name="T16">&gt;</text:span><text:span text:style-name="T9">           </text:span></text:p>
      <text:p text:style-name="P3"><text:span text:style-name="T18">            </text:span><text:span text:style-name="T16">&lt;/</text:span><text:span text:style-name="T6">div</text:span><text:span text:style-name="T16">&gt;</text:span></text:p>
      <text:p text:style-name="P3"><text:span text:style-name="T18">          </text:span><text:span text:style-name="T9">)</text:span><text:span text:style-name="T6">}</text:span></text:p>
      <text:p text:style-name="P3"><text:span text:style-name="T18">        </text:span><text:span text:style-name="T16">&lt;/&gt;</text:span></text:p>
      <text:p text:style-name="P4">      <text:span text:style-name="T7">) : (</text:span></text:p>
      <text:p text:style-name="P3"><text:span text:style-name="T18">        </text:span><text:span text:style-name="T13">reporteSeleccionado</text:span><text:span text:style-name="T9"> &amp;&amp; </text:span><text:span text:style-name="T13">fechaDesde</text:span><text:span text:style-name="T9"> &amp;&amp; </text:span><text:span text:style-name="T13">fechaHasta</text:span><text:span text:style-name="T9"> &amp;&amp; (</text:span></text:p>
      <text:p text:style-name="P3"><text:span text:style-name="T18">          </text:span><text:span text:style-name="T16">&lt;</text:span><text:span text:style-name="T6">p</text:span><text:span text:style-name="T16">&gt;</text:span><text:span text:style-name="T9">No hay datos para mostrar.</text:span><text:span text:style-name="T16">&lt;/</text:span><text:span text:style-name="T6">p</text:span><text:span text:style-name="T16">&gt;</text:span></text:p>
      <text:p text:style-name="P4">        <text:span text:style-name="T7">)</text:span></text:p>
      <text:p text:style-name="P3"><text:span text:style-name="T18">      </text:span><text:span text:style-name="T9">)</text:span><text:span text:style-name="T6">}</text:span></text:p>
      <text:p text:style-name="P3">    <text:span text:style-name="T16">&lt;/</text:span><text:span text:style-name="T6">div</text:span><text:span text:style-name="T16">&gt;</text:span></text:p>
      <text:p text:style-name="P3"><text:soft-page-break/>  <text:span text:style-name="T16">&lt;/</text:span><text:span text:style-name="T6">div</text:span><text:span text:style-name="T16">&gt;</text:span></text:p>
      <text:p text:style-name="P1">);</text:p>
      <text:p text:style-name="P2"/>
      <text:p text:style-name="P1">}</text:p>
      <text:p text:style-name="P2"/>
      <text:p text:style-name="P1"><text:span text:style-name="T1">export</text:span> <text:span text:style-name="T1">default</text:span> <text:span text:style-name="T2">Informes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02:22:37.965164400</meta:creation-date>
    <dc:date>2025-08-23T02:22:48.495699300</dc:date>
    <meta:editing-duration>PT11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182" meta:word-count="564" meta:character-count="7263" meta:non-whitespace-character-count="4788"/>
  </office:meta>
</office:document-meta>
</file>